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Standard" style:list-style-name="L7"/>
    <style:style style:name="P11" style:family="paragraph" style:parent-style-name="Standard" style:list-style-name="L8"/>
    <style:style style:name="P12" style:family="paragraph" style:parent-style-name="Standard" style:list-style-name="L9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5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6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7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.3.Par quel moyens se dévelloppent les collections</text:p>
      <text:p text:style-name="Standard"/>
      <text:p text:style-name="Standard">2.3.1. Acquisition royales</text:p>
      <text:p text:style-name="Standard"/>
      <text:p text:style-name="Standard">Cabinet Amerbach Kunstmuseum </text:p>
      <text:p text:style-name="Standard">considéré comme le 1er vrai musée</text:p>
      <text:p text:style-name="Standard"/>
      <text:list xml:id="list6332589059682217258" text:style-name="L1">
        <text:list-item>
          <text:list>
            <text:list-item>
              <text:list>
                <text:list-item>
                  <text:p text:style-name="P4">Pillages</text:p>
                </text:list-item>
              </text:list>
            </text:list-item>
          </text:list>
        </text:list-item>
      </text:list>
      <text:p text:style-name="Standard">nordiques pillent</text:p>
      <text:p text:style-name="Standard"/>
      <text:p text:style-name="Standard">Napoléon en fait un projet national, il pille l'Italie</text:p>
      <text:p text:style-name="Standard">Le musée qui en profite le plus est le Louvre (appelé musée Napoléon à l'époque)</text:p>
      <text:p text:style-name="Standard">Sous Napoléon : un Rubens est en possession de la France, la Belgique le réclame</text:p>
      <text:p text:style-name="Standard"/>
      <text:p text:style-name="Standard">Frises du Parthénon au British Museum</text:p>
      <text:p text:style-name="Standard"/>
      <text:p text:style-name="Standard">La Grèce construit un musée pour les frises du Parthénon : l'enjeux de ce musée est la restitution des frises, mais britanniques refusent Grecs font des moulages des parties de frises qui manquent</text:p>
      <text:p text:style-name="Standard"/>
      <text:p text:style-name="Standard">Pergamon Museum Berlin</text:p>
      <text:p text:style-name="Standard">Allemands ne veulent pas rendre aux turcs</text:p>
      <text:p text:style-name="Standard"/>
      <text:list xml:id="list2837292556411305393" text:style-name="L2">
        <text:list-item>
          <text:list>
            <text:list-item>
              <text:list>
                <text:list-item>
                  <text:p text:style-name="P5">Acquisitions</text:p>
                </text:list-item>
              </text:list>
            </text:list-item>
          </text:list>
        </text:list-item>
      </text:list>
      <text:p text:style-name="Standard"/>
      <text:p text:style-name="Standard">proposition d'un conservateur</text:p>
      <text:p text:style-name="Standard">pratiquement jamais utilisé car oeuvres rès cheres et pas assez de budget</text:p>
      <text:p text:style-name="Standard"/>
      <text:p text:style-name="Standard">peintre neerlandophone le + celebre : Luc Teuymann (?)</text:p>
      <text:p text:style-name="Standard"/>
      <text:p text:style-name="Standard"/>
      <text:p text:style-name="Standard">Rembrandt +-160 millions d'€ = 2 musées s'associent pour l'acheter (rijksmusum aux pays-bas et louvre)</text:p>
      <text:p text:style-name="Standard"/>
      <text:list xml:id="list8290691331920100717" text:style-name="L3">
        <text:list-item>
          <text:list>
            <text:list-item>
              <text:list>
                <text:list-item>
                  <text:p text:style-name="P6">Donations</text:p>
                </text:list-item>
              </text:list>
            </text:list-item>
          </text:list>
        </text:list-item>
      </text:list>
      <text:p text:style-name="P1"/>
      <text:p text:style-name="Standard">Louis La Caze (1798-1869) fr</text:p>
      <text:p text:style-name="Standard">s'interesse à la peinture <text:s/>( autoportrait)</text:p>
      <text:p text:style-name="Standard">2 portraits qu'il donne </text:p>
      <text:p text:style-name="Standard">Une salle du musée Louvre porte son nom</text:p>
      <text:p text:style-name="Standard"/>
      <text:p text:style-name="Standard"/>
      <text:p text:style-name="Standard">Roger Bastin : </text:p>
      <text:p text:style-name="Standard">concoit un musée sous-terrain</text:p>
      <text:p text:style-name="Standard"><text:s/>Pour ce musée le couple Golschmidt donne sa collection entiere et fait un deal avec le musée : avant d'accepter les oeuvres dans leur patrimoine (pourront plus vendre apres) ils peuvent vendre ce qu'ils ne veulent pas et garder l'argen pour acheter des oeuvres d'autres artistess ou collectionneurs</text:p>
      <text:p text:style-name="Standard"/>
      <text:p text:style-name="Standard"/>
      <text:p text:style-name="Standard">Musée des Beaux Arts de Tours</text:p>
      <text:p text:style-name="Standard">Leon Cligman et Martine</text:p>
      <text:p text:style-name="Standard">1200 oeuvres + 5 millions € pour construire un bâtiment</text:p>
      <text:p text:style-name="Standard">Abbaye royale de Fontevraud à la place</text:p>
      <text:p text:style-name="Standard"><text:soft-page-break/></text:p>
      <text:p text:style-name="Standard">Yvon Lambert</text:p>
      <text:p text:style-name="Standard"/>
      <text:p text:style-name="Standard">Dorothy et Herbert Vogel </text:p>
      <text:p text:style-name="Standard">bibliothequaire et facteur</text:p>
      <text:p text:style-name="Standard">leurs atistes preferes sont jeunes et prix accessibles</text:p>
      <text:p text:style-name="Standard">salaire à ellle pour vivre, salaire à lui pour acheter oeuvres</text:p>
      <text:p text:style-name="Standard">regles : artistes vivants et oeuvres transportables via métro et taxis</text:p>
      <text:p text:style-name="Standard">ils gardent le chat de christo quand il part et en échange ont une oeuvre</text:p>
      <text:p text:style-name="Standard">donnent 800 oeuvres au national museum de washington</text:p>
      <text:p text:style-name="Standard">Vogel 50x50 (2500) donnent 50 oeuvres à un musée de chaque état</text:p>
      <text:p text:style-name="Standard"/>
      <text:list xml:id="list836959272240528251" text:style-name="L4">
        <text:list-item>
          <text:list>
            <text:list-item>
              <text:list>
                <text:list-item>
                  <text:p text:style-name="P7">Dation</text:p>
                </text:list-item>
              </text:list>
            </text:list-item>
          </text:list>
        </text:list-item>
      </text:list>
      <text:p text:style-name="Standard"/>
      <text:p text:style-name="Standard">Dation réussie : Picasso</text:p>
      <text:p text:style-name="Standard"/>
      <text:p text:style-name="Standard">Dation bizarre : Gillion-Crowet (21 millions €)</text:p>
      <text:p text:style-name="Standard">collection arts nouveaux</text:p>
      <text:p text:style-name="Standard"/>
      <text:p text:style-name="Standard">Dation ratée : Dora Janssen</text:p>
      <text:p text:style-name="Standard">7,5 millions € de droit de succession</text:p>
      <text:p text:style-name="Standard">veut faire dation au musée royal d'histoire de bruxelles</text:p>
      <text:p text:style-name="Standard"/>
      <text:p text:style-name="Standard">Dation ratée : Claude Berry</text:p>
      <text:p text:style-name="Standard"/>
      <text:list xml:id="list4261087127470630572" text:style-name="L5">
        <text:list-item>
          <text:list>
            <text:list-item>
              <text:list>
                <text:list-item>
                  <text:p text:style-name="P8">Pertes au sein des collections</text:p>
                </text:list-item>
              </text:list>
            </text:list-item>
          </text:list>
        </text:list-item>
      </text:list>
      <text:p text:style-name="Standard"/>
      <text:p text:style-name="Standard">Nature </text:p>
      <text:p text:style-name="Standard">Guerre</text:p>
      <text:p text:style-name="Standard"><text:tab/>WWII</text:p>
      <text:p text:style-name="Standard"><text:tab/><text:tab/>Allemands volent oeuvres là ou ils passent</text:p>
      <text:p text:style-name="Standard"><text:tab/><text:tab/>Rose Valland (1898-1980) a fait un listing des oeuvres volées</text:p>
      <text:p text:style-name="Standard"><text:tab/><text:tab/>Marechal Göring (vole des oeuvres pour lui)</text:p>
      <text:p text:style-name="Standard"/>
      <text:p text:style-name="Standard">Biens restitués : Portrait de madame Bloch, remis à Maria Altmann (descendante de madame Bloch)</text:p>
      <text:p text:style-name="Standard"/>
      <text:p text:style-name="Standard">Cornelius Gurlitt (1932-2014) allemand</text:p>
      <text:p text:style-name="Standard">fils d'un collectioneur </text:p>
      <text:p text:style-name="Standard"/>
      <text:p text:style-name="Standard">Periode bleue de Picasso : Liège achete aux allemands "Famille Soler"</text:p>
      <text:p text:style-name="Standard">ainsi que <text:s/>"Maison Bleue" de Marc Chagall</text:p>
      <text:p text:style-name="Standard"/>
      <text:p text:style-name="Standard"/>
      <text:list xml:id="list4077191756541362499" text:style-name="L6">
        <text:list-item>
          <text:list>
            <text:list-item>
              <text:list>
                <text:list-item>
                  <text:p text:style-name="P9">Inaliénabilité des collections</text:p>
                </text:list-item>
              </text:list>
            </text:list-item>
          </text:list>
        </text:list-item>
      </text:list>
      <text:p text:style-name="Standard">Prend bcp de place</text:p>
      <text:p text:style-name="Standard"/>
      <text:list xml:id="list1313105543610186962" text:style-name="L7">
        <text:list-item>
          <text:p text:style-name="P10">Musée de collectionneur</text:p>
        </text:list-item>
      </text:list>
      <text:p text:style-name="Standard"/>
      <text:p text:style-name="Standard">Maison Losseau (1869-1949) rue de nimy 37 7000 Mons</text:p>
      <text:p text:style-name="Standard"/>
      <text:p text:style-name="Standard"/>
      <text:p text:style-name="Standard"/>
      <text:p text:style-name="Standard"><text:soft-page-break/>Fondation Barnes</text:p>
      <text:p text:style-name="Standard">Testament : peut pas bouger les oeuvres ni preter</text:p>
      <text:p text:style-name="Standard"/>
      <text:p text:style-name="Standard"/>
      <text:p text:style-name="Standard">Alfred Barr (1902-1981)USA</text:p>
      <text:p text:style-name="Standard">historien de l'art, pedagogue, réalise des schémas sur la source de l'abstraction</text:p>
      <text:p text:style-name="Standard"/>
      <text:p text:style-name="Standard"/>
      <text:p text:style-name="Standard">Museum BURDA Baden Baden</text:p>
      <text:p text:style-name="Standard"/>
      <text:p text:style-name="Standard"/>
      <text:p text:style-name="Standard">Kunsthalle Weishapt d'Ulm</text:p>
      <text:p text:style-name="Standard"/>
      <text:p text:style-name="Standard"/>
      <text:p text:style-name="Standard">Musée Inhotim (à 1 h 30 de Belo Horizonte) fondé par Bernardo Paz</text:p>
      <text:p text:style-name="Standard">Achete 1000 hectares, 110 ouverts au public</text:p>
      <text:p text:style-name="Standard"/>
      <text:p text:style-name="Standard"/>
      <text:list xml:id="list194405719081841313" text:style-name="L8">
        <text:list-item>
          <text:p text:style-name="P11">Musées en Belgique</text:p>
        </text:list-item>
      </text:list>
      <text:p text:style-name="Standard"/>
      <text:p text:style-name="Standard">Près de la gare centrale de Bruxelles MRBA (Musées Royaux des Beaux Arts)</text:p>
      <text:p text:style-name="Standard"/>
      <text:p text:style-name="Standard">Fondé par Napoléon </text:p>
      <text:p text:style-name="Standard">Plusieurs tableaux de Rubens</text:p>
      <text:p text:style-name="Standard">"Mara assassiné de David"</text:p>
      <text:p text:style-name="Standard">Appartiennent aux BA : Wiertz : peitnre romantique belge =&gt; musée Antoine Wiertz</text:p>
      <text:p text:style-name="Standard"><text:tab/><text:tab/><text:tab/> <text:s text:c="4"/>Musée Constantin Meunier</text:p>
      <text:p text:style-name="Standard"/>
      <text:p text:style-name="Standard">Porte de Hal</text:p>
      <text:p text:style-name="Standard">Musée d' IXELLES</text:p>
      <text:p text:style-name="Standard">MIMA (Millenium Iconoclast Museaum of Art)</text:p>
      <text:p text:style-name="Standard"/>
      <text:p text:style-name="Standard">WALLONIE</text:p>
      <text:p text:style-name="Standard"/>
      <text:p text:style-name="Standard">MAMAC à Liége</text:p>
      <text:p text:style-name="Standard"/>
      <text:p text:style-name="Standard">Curtius à Lége</text:p>
      <text:p text:style-name="Standard"/>
      <text:p text:style-name="Standard">BAM à Mons</text:p>
      <text:p text:style-name="Standard">Van Gogh, Warhol,Garouste,...</text:p>
      <text:p text:style-name="Standard">Pas beaucoup de pub</text:p>
      <text:p text:style-name="Standard"/>
      <text:p text:style-name="Standard">MAC's à Hornu</text:p>
      <text:p text:style-name="Standard">Musée d'art contemporain de la fédération wallonie-brxl</text:p>
      <text:p text:style-name="Standard">Expo de toute la fédération</text:p>
      <text:p text:style-name="Standard">Laurent Busine, directeur fondateur du MAC's</text:p>
      <text:p text:style-name="Standard">il améne l'art contemporain dans les muses belges</text:p>
      <text:p text:style-name="Standard">veut un musée d'art <text:s/>contemporain classique</text:p>
      <text:p text:style-name="Standard">Denis Gielen prend sa suite qund il part à la retraite</text:p>
      <text:p text:style-name="Standard">Entre dabords comme directeur des publications</text:p>
      <text:p text:style-name="Standard"/>
      <text:p text:style-name="Standard"/>
      <text:p text:style-name="Standard"><text:soft-page-break/>Charleroi : Musée de la photoraphie</text:p>
      <text:p text:style-name="Standard">Georges Vercheval fonde ce musée dans un ancien camé</text:p>
      <text:p text:style-name="Standard">Xavier Cannone prend sa suite en tant que directeur</text:p>
      <text:p text:style-name="Standard"/>
      <text:p text:style-name="Standard"/>
      <text:p text:style-name="Standard">BPS22 musée de la province de Hainaut (auto-proclamé)</text:p>
      <text:p text:style-name="Standard">Pierre-Olivier Rollin</text:p>
      <text:p text:style-name="Standard"/>
      <text:p text:style-name="Standard"/>
      <text:p text:style-name="Standard">Tournai</text:p>
      <text:p text:style-name="Standard"/>
      <text:p text:style-name="Standard">Musée des Beaux Arts</text:p>
      <text:p text:style-name="Standard">Manque d'investissement et conservateur étrange </text:p>
      <text:p text:style-name="Standard">Possede une oeuvre de Manet mais met un hippopotame ailé dans l'entrée</text:p>
      <text:p text:style-name="Standard"/>
      <text:p text:style-name="Standard"/>
      <text:p text:style-name="Standard">La louvière</text:p>
      <text:p text:style-name="Standard"/>
      <text:p text:style-name="Standard">Musée Ianchelevici</text:p>
      <text:p text:style-name="Standard"/>
      <text:p text:style-name="Standard">Kéramis </text:p>
      <text:p text:style-name="Standard">Ancienne usine de céramiques</text:p>
      <text:p text:style-name="Standard">Centré autour des fours à céramiques</text:p>
      <text:p text:style-name="Standard"/>
      <text:p text:style-name="Standard">Morlanwelz</text:p>
      <text:p text:style-name="Standard">Musée royal de Mariemont</text:p>
      <text:p text:style-name="Standard">Esthétique des années 70</text:p>
      <text:p text:style-name="Standard">Avant y avait un château (celui du fondateur : Raoul Waroqué)</text:p>
      <text:p text:style-name="Standard">Art ancien, asiatique, egyptienne, romaine, ...</text:p>
      <text:p text:style-name="Standard">Situé dans un énorme parc</text:p>
      <text:p text:style-name="Standard"/>
      <text:p text:style-name="Standard"/>
      <text:p text:style-name="Standard">FLANDRE</text:p>
      <text:p text:style-name="Standard"/>
      <text:p text:style-name="Standard">Gand</text:p>
      <text:p text:style-name="Standard"/>
      <text:p text:style-name="Standard">Museum voor Schone Kunsten (Citadelpark)</text:p>
      <text:p text:style-name="Standard">Jan Hoet : célébrité flammande</text:p>
      <text:p text:style-name="Standard"/>
      <text:p text:style-name="Standard">SMAK (Citadelpark)</text:p>
      <text:p text:style-name="Standard">Jan Hoet (19362014)</text:p>
      <text:p text:style-name="Standard">Peter Doroshenko (2003 à 2005) nouveau directeur se met tout le monde à dos (les financiers)</text:p>
      <text:p text:style-name="Standard"/>
      <text:p text:style-name="Standard"/>
      <text:p text:style-name="Standard">Museum Roger Raveel <text:s/>(Gildestraat)</text:p>
      <text:p text:style-name="Standard"/>
      <text:p text:style-name="Standard">Museum Dhondt Dhaehens (Museumlaan, Deurle)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nvers</text:p>
      <text:p text:style-name="Standard"/>
      <text:p text:style-name="Standard">MUKHA Museum van Hedendaagse Kunst Antwerpen</text:p>
      <text:p text:style-name="Standard"/>
      <text:p text:style-name="Standard">MOMU Mode museum</text:p>
      <text:p text:style-name="Standard">Musée de la mode, trés connu</text:p>
      <text:p text:style-name="Standard"/>
      <text:p text:style-name="Standard"/>
      <text:p text:style-name="Standard">Louvain</text:p>
      <text:p text:style-name="Standard"/>
      <text:p text:style-name="Standard">M – Musuem Leuv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MUSEES DU MONDE</text:p>
      <text:p text:style-name="Standard"/>
      <text:p text:style-name="Standard">L'Ermitage (St-Petersbourg)</text:p>
      <text:p text:style-name="Standard">Le Louvre (Paris)</text:p>
      <text:p text:style-name="Standard">British Museum (Londres)</text:p>
      <text:p text:style-name="Standard">Kunsthistoricisches Museum (Vienne)</text:p>
      <text:p text:style-name="Standard">Alte und Neue Pinakotek (Vienne)</text:p>
      <text:p text:style-name="Standard">Pinatkothek der Modern (Vienne)</text:p>
      <text:p text:style-name="Standard">Rijskmuseum (Amsterdam)</text:p>
      <text:p text:style-name="Standard">Galerie des Offices (Florence)</text:p>
      <text:p text:style-name="Standard">Musée du Prado (Madrid)</text:p>
      <text:p text:style-name="Standard"/>
      <text:p text:style-name="Standard"/>
      <text:p text:style-name="Standard">Hamburger Banhoff (Berlin)</text:p>
      <text:p text:style-name="Standard">Boijmans van beuningen <text:s/>(Roterdam)</text:p>
      <text:p text:style-name="Standard">Stedelijk museum (amsterdam)</text:p>
      <text:p text:style-name="Standard">Van Abbemuseum (Eidhoven)</text:p>
      <text:p text:style-name="Standard">Kunstmesuem (Bassel)</text:p>
      <text:p text:style-name="Standard">Reina Sofia (Madrid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ORIGINE DE LA RELATION GESTE ARCHITECTURALE/MUSEE</text:p>
      <text:p text:style-name="Standard"/>
      <text:p text:style-name="Standard">Starchitectes</text:p>
      <text:p text:style-name="Standard"/>
      <text:p text:style-name="Standard">Jean Nouvelle,...</text:p>
      <text:p text:style-name="Standard"/>
      <text:p text:style-name="Standard">Claude et Georges Pompidou</text:p>
      <text:p text:style-name="Standard">Président de la République après De Gaulle, il meurt pendant son mandat</text:p>
      <text:p text:style-name="Standard"/>
      <text:p text:style-name="Standard">Dans Beaubourg :</text:p>
      <text:p text:style-name="Standard">MNAM</text:p>
      <text:p text:style-name="Standard">BPI</text:p>
      <text:p text:style-name="Standard">IRCAM</text:p>
      <text:p text:style-name="Standard">Centre de création industrielle</text:p>
      <text:p text:style-name="Standard">Cinéma</text:p>
      <text:p text:style-name="Standard">L'atelier Brancusi</text:p>
      <text:p text:style-name="Standard"/>
      <text:p text:style-name="Standard">Concours architectural pour ce musée :</text:p>
      <text:p text:style-name="Standard">distribution de n° (anonyme)</text:p>
      <text:p text:style-name="Standard"/>
      <text:p text:style-name="Standard"/>
      <text:p text:style-name="Standard">Musée a 30 ans</text:p>
      <text:p text:style-name="Standard"><text:s/>60000 oeuvres</text:p>
      <text:p text:style-name="Standard"/>
      <text:p text:style-name="Standard"/>
      <text:p text:style-name="Standard">Alexandre Roinashvili (1848-1898) Georgie</text:p>
      <text:p text:style-name="Standard">met en place un musée transportable</text:p>
      <text:p text:style-name="Standard">révoultion russe (+-1817) russes veulent s'accaparer le constructivisme, décorent train qui voyage dans toute la russie</text:p>
      <text:p text:style-name="Standard">Musée itinérant : museobus en belgique</text:p>
      <text:p text:style-name="Standard"/>
      <text:p text:style-name="Standard"/>
      <text:p text:style-name="Standard">MUMO (musée mobile pour enfants) </text:p>
      <text:p text:style-name="Standard">itinérant, change de pays, pour les enfants avec des artistes tres reconnus, interdit aux adultes</text:p>
      <text:p text:style-name="Standard"/>
      <text:p text:style-name="Standard">Echecs :</text:p>
      <text:p text:style-name="Standard"/>
      <text:p text:style-name="Standard">Franck O'Gehry</text:p>
      <text:p text:style-name="Standard"/>
      <text:p text:style-name="Standard">Musée Guggenheim de Berlin (aujourd'hui apprtient à Deutsche Bank)</text:p>
      <text:p text:style-name="Standard"/>
      <text:p text:style-name="Standard">Musée Guggenheim de Vilnius ( lithuanie) par starchitect Zaha Hadid</text:p>
      <text:p text:style-name="Standard"/>
      <text:p text:style-name="Standard">Musée Guggenheim de Helsinki pas encore construit mais prévu (pas vraiment un échec)</text:p>
      <text:p text:style-name="Standard"/>
      <text:p text:style-name="Standard">Le cas d'Abou Dhabi</text:p>
      <text:p text:style-name="Standard">émirats arabes unis, composé de plusieurs états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Musées qui rétablissent des espaces</text:p>
      <text:p text:style-name="Standard">Castello de Rivoli Turin</text:p>
      <text:p text:style-name="Standard"/>
      <text:p text:style-name="Standard"/>
      <text:p text:style-name="Standard"/>
      <text:p text:style-name="P2">L'hégémonie des starchitectes</text:p>
      <text:p text:style-name="Standard"/>
      <text:p text:style-name="Standard">Zaha Hadid (1950-2016) Irak / GB</text:p>
      <text:p text:style-name="Standard">Broad Art Museum (East Lansing dans le Michigan)</text:p>
      <text:p text:style-name="Standard">Heydar Aliyev Cultural Centre à Astana (Azeibaijan)</text:p>
      <text:p text:style-name="Standard">architecture organique</text:p>
      <text:p text:style-name="Standard">MAXXI (Rome) 2009</text:p>
      <text:p text:style-name="Standard"/>
      <text:p text:style-name="Standard"/>
      <text:p text:style-name="Standard">Tandao Ando (Musée d'art moderne de Fort Worth)</text:p>
      <text:p text:style-name="Standard">Surtout architecture sous terraine avec ouvertures vers le haut</text:p>
      <text:p text:style-name="Standard"/>
      <text:p text:style-name="Standard"/>
      <text:p text:style-name="Standard">Daniel Libesikind (1946- ) Pol/USA</text:p>
      <text:p text:style-name="Standard">Palais des Congrés de Mons</text:p>
      <text:p text:style-name="Standard">Extension du Musée d'histoire naturelle à Dresde</text:p>
      <text:p text:style-name="Standard">Extension du Musée royal d'ontario à toronto</text:p>
      <text:p text:style-name="Standard"/>
      <text:p text:style-name="Standard"/>
      <text:p text:style-name="Standard">Rem Koolhaas (OMA) (1944- ) PB</text:p>
      <text:p text:style-name="Standard"/>
      <text:p text:style-name="Standard"/>
      <text:p text:style-name="Standard">New Museum de New York (2007) SANNA</text:p>
      <text:p text:style-name="Standard">Comme des boites posées les unes sur les autres</text:p>
      <text:p text:style-name="Standard"/>
      <text:p text:style-name="Standard">Rudy Ricciotti </text:p>
      <text:p text:style-name="Standard">MUCEM (2013) Marseille</text:p>
      <text:p text:style-name="Standard"/>
      <text:p text:style-name="Standard">Musée Soulages à Rodez Agence RCR en 201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La culture comme outil politique, la cas français</text:p>
      <text:p text:style-name="Standard"/>
      <text:p text:style-name="Standard">Mitterand et les grands travaux</text:p>
      <text:p text:style-name="Standard">abroge la peine de mort, ...</text:p>
      <text:p text:style-name="Standard">veut laisser des traces architecturales dans Paris</text:p>
      <text:p text:style-name="Standard"/>
      <text:p text:style-name="Standard"/>
      <text:p text:style-name="Standard">Hans Haacke (1936- ) All</text:p>
      <text:p text:style-name="Standard">Oeuvre en huis-clos, beton coulé dans des planches de bois, architecture de type bunker </text:p>
      <text:p text:style-name="Standard">Mini-chapiteau avec écrit "le must de Rembrandt" </text:p>
      <text:p text:style-name="Standard">Affiches sur les cotés = un logo (celui de Cartier =&gt; Jean Nouvelle , fondation Cartier)</text:p>
      <text:p text:style-name="Standard"/>
      <text:p text:style-name="Standard">1993 venise</text:p>
      <text:p text:style-name="Standard">Biennale, Germania</text:p>
      <text:p text:style-name="Standard"/>
      <text:p text:style-name="Standard"/>
      <text:p text:style-name="P2">Les centres d'art</text:p>
      <text:p text:style-name="Standard"/>
      <text:p text:style-name="Standard">Palais de Beaux-Arts (BOZAR)</text:p>
      <text:p text:style-name="Standard">Victor Horta (architecte)</text:p>
      <text:p text:style-name="Standard"/>
      <text:p text:style-name="Standard"/>
      <text:p text:style-name="Standard"><text:span text:style-name="T1">FRAC</text:span> Carquefou (dans les dia s'est mal écrit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Fondations d'artiste</text:p>
      <text:p text:style-name="Standard"/>
      <text:p text:style-name="Standard">Fondation de Donald Judd (MARFA)</text:p>
      <text:p text:style-name="Standard">Aide les jeunes artistes, met en evidence le mobilier de Donald Judd</text:p>
      <text:p text:style-name="Standard"/>
      <text:p text:style-name="Standard"/>
      <text:p text:style-name="Standard"/>
      <text:p text:style-name="Standard">Fondation d'entreprie</text:p>
      <text:p text:style-name="Standard"/>
      <text:p text:style-name="Standard">Fondation Cartier : une des premières </text:p>
      <text:p text:style-name="Standard"/>
      <text:p text:style-name="Standard">Fondation d'entreprise Ricard (par la marsue d'alcool ricard, en baisse d'image de marque)</text:p>
      <text:p text:style-name="Standard">A 200 metre du Jeu de Paume </text:p>
      <text:p text:style-name="Standard">Finance un concours : le prix Ricard</text:p>
      <text:p text:style-name="Standard">Organise le Bal Jaune (pendant la Fiac) </text:p>
      <text:p text:style-name="Standard">Sponsor principal de "Galerie mode d'emploi"</text:p>
      <text:p text:style-name="Standard">=&gt; grande visibilité en art co pour rendre la marque à la mode</text:p>
      <text:p text:style-name="Standard"/>
      <text:p text:style-name="Standard">Fondations Louis Vuitton </text:p>
      <text:p text:style-name="Standard">Groupe MVMH <text:s/>(paris)</text:p>
      <text:p text:style-name="Standard">Batiment concu par starchitect O'gehry </text:p>
      <text:p text:style-name="Standard">Quand musées francais ne peuvent pas payer assurances des ouvres, c'est MVMH qui expose à la place.</text:p>
      <text:p text:style-name="Standard">En ce moment : anniversaire du MOMMA</text:p>
      <text:p text:style-name="Standard">Pub forte : musée plein en tout temps</text:p>
      <text:p text:style-name="Standard"/>
      <text:p text:style-name="Standard">Une des plus riches fondations est allemande : Wurth</text:p>
      <text:p text:style-name="Standard">marque de bricolage</text:p>
      <text:p text:style-name="Standard">crée un lieu d'expo dans chaque ville où il a une entreprise ou usine</text:p>
      <text:p text:style-name="Standard">Alsace (sud de Strasbourg)</text:p>
      <text:p text:style-name="Standard">Ici : expo de 120 oeuvres de Hans Kilfern </text:p>
      <text:p text:style-name="Standard">Une salle d'expo en belgique : à Turnhout</text:p>
      <text:p text:style-name="Standard"/>
      <text:p text:style-name="Standard"/>
      <text:p text:style-name="Standard"/>
      <text:p text:style-name="Standard">Centres culturels</text:p>
      <text:p text:style-name="Standard">Pas uniquement oeuvres, aussi cinéma, salle d'expo, salle de fete, theatre...</text:p>
      <text:p text:style-name="Standard">Exemple : le Botanique (Bruxelles) </text:p>
      <text:p text:style-name="Standard"/>
      <text:p text:style-name="Standard"/>
      <text:p text:style-name="Standard">ASBL</text:p>
      <text:p text:style-name="Standard">association sans but lucratif</text:p>
      <text:p text:style-name="Standard">faut etre 3 minimum</text:p>
      <text:p text:style-name="Standard">plus celebre en belgique : a liege </text:p>
      <text:p text:style-name="Standard">Espace 251 Nord (E2N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venements devenus instutions : les grandes exposition</text:p>
      <text:p text:style-name="Standard">La plus celebre : la biennale de Venise</text:p>
      <text:p text:style-name="Standard">y en a en realité plusieurs (plusieurs endroits + themes : </text:p>
      <text:p text:style-name="Standard">art (années impaires)</text:p>
      <text:p text:style-name="Standard">architecture (années paires : l'an prochain c'est un ancien étudiant d'AN : Sebastien Lacomblez pour la salle belge)</text:p>
      <text:p text:style-name="Standard">cinema (lions d'or)</text:p>
      <text:p text:style-name="Standard">danse</text:p>
      <text:p text:style-name="Standard">theatre</text:p>
      <text:p text:style-name="Standard">musqiue</text:p>
      <text:p text:style-name="Standard">archive (recherches, historiens, ...)</text:p>
      <text:p text:style-name="Standard">Départ en 1895</text:p>
      <text:p text:style-name="Standard">Photo du pavillon italien</text:p>
      <text:p text:style-name="Standard">deuxieme paavillon construit : le belge (1907) par Victor Horta</text:p>
      <text:p text:style-name="Standard">puis autriche-hongrie 1909 (devenu hongrie) tres traditionel </text:p>
      <text:p text:style-name="Standard">allemagne reconstruit sous hitler </text:p>
      <text:p text:style-name="Standard"/>
      <text:p text:style-name="Standard">1997</text:p>
      <text:p text:style-name="Standard">Thierry de Cordier :flammand</text:p>
      <text:p text:style-name="Standard"/>
      <text:p text:style-name="Standard">1999 </text:p>
      <text:p text:style-name="Standard">Charles Szymkowicz participe au concours (choisit par ministre Vancauenberg, son etudiant en peinture) mais recalé par tete du PS</text:p>
      <text:p text:style-name="Standard">Horro Vancui</text:p>
      <text:p text:style-name="Standard">Michel Francois et Ann-Veronica Janssens</text:p>
      <text:p text:style-name="Standard">Commisaire : Laurent Jacob</text:p>
      <text:p text:style-name="Standard"/>
      <text:p text:style-name="Standard">2001</text:p>
      <text:p text:style-name="Standard">Luc Tuymans </text:p>
      <text:p text:style-name="Standard">Questionne colonialisme francais</text:p>
      <text:p text:style-name="Standard">Les wallons envoient quand même Charles Szymkowicz et des images de patates</text:p>
      <text:p text:style-name="Standard"/>
      <text:p text:style-name="Standard">2003</text:p>
      <text:p text:style-name="Standard">Sylvie Eyberg et Valérie Mannaerts</text:p>
      <text:p text:style-name="Standard">commisaire : Thierry de Duve</text:p>
      <text:p text:style-name="Standard"/>
      <text:p text:style-name="Standard">2005</text:p>
      <text:p text:style-name="Standard">Honoré d'O (commisaire)</text:p>
      <text:p text:style-name="Standard">Sol remplit de bouteille Duvel (partenariat avec bieres Duvel)</text:p>
      <text:p text:style-name="Standard"/>
      <text:p text:style-name="Standard">2007 </text:p>
      <text:p text:style-name="Standard">Commisaire francaise : Christine Marcel</text:p>
      <text:p text:style-name="Standard">Artiste : Eric Duyckaerts</text:p>
      <text:p text:style-name="Standard"/>
      <text:p text:style-name="Standard">2009</text:p>
      <text:p text:style-name="Standard">Jef Geys (theme de la fragilité)</text:p>
      <text:p text:style-name="Standard">Commisaire : Dirk Snauwaert directeur du Wiels</text:p>
      <text:p text:style-name="Standard"/>
      <text:p text:style-name="Standard">2011</text:p>
      <text:p text:style-name="Standard">Angel Vergara</text:p>
      <text:p text:style-name="Standard">Commisaire : Luc Tuymans</text:p>
      <text:p text:style-name="Standard">C'est l'artiste qui choisit le commisaire, pensait que Tuymans aiderait à se faire agenda</text:p>
      <text:p text:style-name="Standard"><text:soft-page-break/>Selon Szymkowicz c'est un candidat illégal, donc il ne peut pas revendiquer la biennale</text:p>
      <text:p text:style-name="Standard"/>
      <text:p text:style-name="Standard">2015</text:p>
      <text:p text:style-name="Standard">Katerina Gregos</text:p>
      <text:p text:style-name="Standard">attaquée en justice par Szymkowicz, car fallait un livre publié et le sien faisait 20 pages (il a gagné car 20 pages c'est trop peu pour un livre)</text:p>
      <text:p text:style-name="Standard"/>
      <text:p text:style-name="Standard">2017 </text:p>
      <text:p text:style-name="Standard">Dirk Braeckman</text:p>
      <text:p text:style-name="Standard">Photographe représenté par Gallerie d'anvers (Zenno X)</text:p>
      <text:p text:style-name="Standard">commisaire : Eva Wittokx (M à Leuven)</text:p>
      <text:p text:style-name="Standard"/>
      <text:p text:style-name="Standard"/>
      <text:p text:style-name="Standard">En 1986 </text:p>
      <text:p text:style-name="Standard">ESAPV représentée au pavillon belge par Jean-francois Octav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xpo de Sao Paolo (tout les 5ans environ)</text:p>
      <text:p text:style-name="Standard"/>
      <text:p text:style-name="Standard"/>
      <text:p text:style-name="Standard"/>
      <text:p text:style-name="Standard">Biennale de Louvain-la-Neuve</text:p>
      <text:p text:style-name="Standard"/>
      <text:p text:style-name="Standard">Biennale ARTour (hainaut) </text:p>
      <text:p text:style-name="Standard"/>
      <text:p text:style-name="Standard">Biennale de Courtrai (design d'interieur)</text:p>
      <text:p text:style-name="Standard"/>
      <text:p text:style-name="Standard">Biennale de photo de liege (Bip)</text:p>
      <text:p text:style-name="Standard"/>
      <text:p text:style-name="Standard">Biennale de Bruxelles (2008) echec (une seule)</text:p>
      <text:p text:style-name="Standard">implentée dans la gare du midi et un immeuble de la poste, partenaire de la stib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Documenta de Kassel</text:p>
      <text:p text:style-name="Standard"/>
      <text:list xml:id="list5796569173807218571" text:style-name="L9">
        <text:list-item>
          <text:p text:style-name="P12">Fridericanum (1979)</text:p>
        </text:list-item>
      </text:list>
      <text:p text:style-name="Standard"/>
      <text:p text:style-name="Standard">Premiere expo allemande apréés guerre</text:p>
      <text:p text:style-name="Standard">expo tres osée car sculptures d'art africin, romanes, pays lointains sur des panneaux d'heraclit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aïs Boitte</meta:initial-creator>
    <meta:creation-date>2017-10-02T13:42:43.60</meta:creation-date>
    <dc:date>2017-12-18T13:41:58.10</dc:date>
    <dc:creator>Anaïs Boitte</dc:creator>
    <meta:editing-duration>PT12H55M56S</meta:editing-duration>
    <meta:editing-cycles>134</meta:editing-cycles>
    <meta:generator>OpenOffice/4.1.2$Win32 OpenOffice.org_project/412m3$Build-9782</meta:generator>
    <meta:document-statistic meta:table-count="0" meta:image-count="0" meta:object-count="0" meta:page-count="13" meta:paragraph-count="303" meta:word-count="1781" meta:character-count="11215"/>
  </office:meta>
</office:document-meta>
</file>